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37c5" officeooo:paragraph-rsid="001f37c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37c5" officeooo:paragraph-rsid="001fac6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f37c5" officeooo:paragraph-rsid="001f37c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fo:font-weight="normal" officeooo:rsid="001f37c5" officeooo:paragraph-rsid="001f37c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1f37c5" officeooo:paragraph-rsid="001f37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229a40" officeooo:paragraph-rsid="00229a4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2408b0" officeooo:paragraph-rsid="002408b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290bdc" officeooo:paragraph-rsid="00290bdc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a021c" officeooo:paragraph-rsid="002a021c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e3c87" officeooo:paragraph-rsid="002e3c87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349180" officeooo:paragraph-rsid="0034918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3669cd" officeooo:paragraph-rsid="003669cd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384c42" officeooo:paragraph-rsid="00384c42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3874a5" officeooo:paragraph-rsid="003874a5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49a7ab" officeooo:paragraph-rsid="0049a7a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bold" officeooo:rsid="002a021c" officeooo:paragraph-rsid="002a021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3669cd" officeooo:paragraph-rsid="003669cd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49a7ab" officeooo:paragraph-rsid="0049a7ab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4pt" fo:font-style="normal" fo:font-weight="normal" officeooo:rsid="0049a7ab" officeooo:paragraph-rsid="0049a7ab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color="#ff0000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color="#ff0000" fo:font-size="14pt" fo:font-style="italic" fo:font-weight="normal" officeooo:rsid="0049a7ab" officeooo:paragraph-rsid="004a3d81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color="#000000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fo:color="#000000" fo:font-size="14pt" fo:font-style="italic" fo:font-weight="normal" officeooo:rsid="0049b3b6" officeooo:paragraph-rsid="0049b3b6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text-properties fo:color="#000000" fo:font-size="14pt" fo:font-style="italic" fo:font-weight="normal" officeooo:rsid="004a3d81" officeooo:paragraph-rsid="004a3d81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text-properties fo:color="#000000" fo:font-size="14pt" fo:font-style="italic" fo:font-weight="normal" officeooo:rsid="004a3d81" officeooo:paragraph-rsid="004d9e6c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fo:color="#000000" fo:font-size="14pt" fo:font-style="italic" fo:font-weight="normal" officeooo:rsid="004d9e6c" officeooo:paragraph-rsid="004d9e6c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text-properties fo:color="#000000" fo:font-size="14pt" fo:font-style="italic" fo:font-weight="normal" officeooo:rsid="004f36fd" officeooo:paragraph-rsid="004f36fd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fo:color="#000000" fo:font-size="14pt" fo:font-style="italic" fo:font-weight="bold" officeooo:rsid="004a3d81" officeooo:paragraph-rsid="004a3d81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color="#ff3333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text-properties fo:color="#000000" fo:font-size="14pt" fo:font-style="italic" fo:font-weight="normal" officeooo:rsid="004a3d81" officeooo:paragraph-rsid="004a3d81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text-properties fo:color="#000000" fo:font-size="14pt" fo:font-style="italic" fo:font-weight="normal" officeooo:rsid="005bf13f" officeooo:paragraph-rsid="005bf13f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text-properties fo:color="#000000" fo:font-size="14pt" fo:font-style="italic" fo:font-weight="normal" officeooo:rsid="004d9e6c" officeooo:paragraph-rsid="0060a21c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text-properties fo:color="#000000" fo:font-size="14pt" fo:font-style="italic" fo:font-weight="normal" officeooo:rsid="006bc485" officeooo:paragraph-rsid="006bc485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text-properties fo:color="#000000" fo:font-size="14pt" fo:font-style="italic" fo:font-weight="bold" officeooo:rsid="004f36fd" officeooo:paragraph-rsid="004f36fd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color="#000000" fo:font-size="14pt" fo:font-style="normal" fo:font-weight="normal" officeooo:rsid="0064836f" officeooo:paragraph-rsid="0064836f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color="#000000" fo:font-size="14pt" fo:font-style="normal" fo:font-weight="normal" officeooo:rsid="00651610" officeooo:paragraph-rsid="00651610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color="#000000" fo:font-size="14pt" fo:font-style="normal" fo:font-weight="normal" officeooo:rsid="0066d901" officeooo:paragraph-rsid="0066d901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color="#000000" fo:font-size="14pt" fo:font-style="normal" fo:font-weight="normal" officeooo:rsid="00684376" officeooo:paragraph-rsid="00684376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color="#000000" fo:font-size="14pt" fo:font-style="normal" fo:font-weight="normal" officeooo:rsid="0068606a" officeooo:paragraph-rsid="0068606a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color="#000000" fo:font-size="14pt" fo:font-style="normal" fo:font-weight="normal" officeooo:rsid="00688d85" officeooo:paragraph-rsid="00688d85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color="#000000" fo:font-size="14pt" fo:font-style="normal" fo:font-weight="normal" officeooo:rsid="0068919c" officeooo:paragraph-rsid="0068919c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color="#000000" fo:font-size="14pt" fo:font-style="normal" fo:font-weight="normal" officeooo:rsid="006aa00f" officeooo:paragraph-rsid="006aa00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color="#000000" fo:font-size="14pt" fo:font-style="normal" fo:font-weight="normal" officeooo:rsid="006bc485" officeooo:paragraph-rsid="006bc485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229a40" officeooo:paragraph-rsid="00229a4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normal" officeooo:rsid="005477a4" officeooo:paragraph-rsid="005477a4" style:font-size-asian="12.25pt" style:font-weight-asian="normal" style:font-size-complex="14pt" style:font-weight-complex="normal"/>
    </style:style>
    <style:style style:name="P47" style:family="paragraph" style:parent-style-name="Standard">
      <style:text-properties fo:font-size="14pt" fo:font-weight="normal" officeooo:rsid="002e3c87" officeooo:paragraph-rsid="002e3c8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>
        <style:tab-stops>
          <style:tab-stop style:position="0.6457in"/>
        </style:tab-stops>
      </style:paragraph-properties>
      <style:text-properties fo:font-size="14pt" fo:font-weight="bold" officeooo:rsid="002a021c" officeooo:paragraph-rsid="002a021c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ff0000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text-properties fo:color="#006600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text-properties fo:color="#006600" fo:font-size="14pt" fo:font-style="italic" fo:font-weight="normal" officeooo:rsid="0064836f" officeooo:paragraph-rsid="0064836f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text-properties fo:color="#006600" fo:font-size="14pt" fo:font-style="italic" fo:font-weight="normal" officeooo:rsid="006aa00f" officeooo:paragraph-rsid="006aa00f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text-properties fo:color="#cc0000" fo:font-size="14pt" fo:font-style="italic" fo:font-weight="normal" officeooo:rsid="0049a7ab" officeooo:paragraph-rsid="0049a7ab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text-properties fo:color="#cc0000" fo:font-size="14pt" fo:font-style="italic" fo:font-weight="normal" officeooo:rsid="00651610" officeooo:paragraph-rsid="00651610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fo:color="#cc0000" fo:font-size="14pt" fo:font-style="italic" fo:font-weight="normal" officeooo:rsid="00698052" officeooo:paragraph-rsid="00698052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fo:color="#cc0000" fo:font-size="14pt" fo:font-style="italic" fo:font-weight="normal" officeooo:rsid="006bc485" officeooo:paragraph-rsid="006bc485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c6e"/>
    </style:style>
    <style:style style:name="T3" style:family="text">
      <style:text-properties officeooo:rsid="002408b0"/>
    </style:style>
    <style:style style:name="T4" style:family="text">
      <style:text-properties officeooo:rsid="0027321d"/>
    </style:style>
    <style:style style:name="T5" style:family="text">
      <style:text-properties officeooo:rsid="002bc77d"/>
    </style:style>
    <style:style style:name="T6" style:family="text">
      <style:text-properties officeooo:rsid="0030f4f2"/>
    </style:style>
    <style:style style:name="T7" style:family="text">
      <style:text-properties officeooo:rsid="0034bb94"/>
    </style:style>
    <style:style style:name="T8" style:family="text">
      <style:text-properties officeooo:rsid="00384c42"/>
    </style:style>
    <style:style style:name="T9" style:family="text">
      <style:text-properties officeooo:rsid="00457edb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officeooo:rsid="006d870a" style:font-style-asian="normal" style:font-style-complex="normal"/>
    </style:style>
    <style:style style:name="T12" style:family="text">
      <style:text-properties officeooo:rsid="004d9e6c"/>
    </style:style>
    <style:style style:name="T13" style:family="text">
      <style:text-properties fo:color="#0000ff"/>
    </style:style>
    <style:style style:name="T14" style:family="text">
      <style:text-properties officeooo:rsid="0051f34a"/>
    </style:style>
    <style:style style:name="T15" style:family="text">
      <style:text-properties officeooo:rsid="00537233"/>
    </style:style>
    <style:style style:name="T16" style:family="text">
      <style:text-properties officeooo:rsid="0054eae8"/>
    </style:style>
    <style:style style:name="T17" style:family="text">
      <style:text-properties officeooo:rsid="0055f2ac"/>
    </style:style>
    <style:style style:name="T18" style:family="text">
      <style:text-properties officeooo:rsid="00565b6b"/>
    </style:style>
    <style:style style:name="T19" style:family="text">
      <style:text-properties officeooo:rsid="0058ef40"/>
    </style:style>
    <style:style style:name="T20" style:family="text">
      <style:text-properties officeooo:rsid="0059765c"/>
    </style:style>
    <style:style style:name="T21" style:family="text">
      <style:text-properties officeooo:rsid="005bd13e"/>
    </style:style>
    <style:style style:name="T22" style:family="text">
      <style:text-properties officeooo:rsid="005ffe66"/>
    </style:style>
    <style:style style:name="T23" style:family="text">
      <style:text-properties officeooo:rsid="0060a21c"/>
    </style:style>
    <style:style style:name="T24" style:family="text">
      <style:text-properties officeooo:rsid="0061fe8a"/>
    </style:style>
    <style:style style:name="T25" style:family="text">
      <style:text-properties fo:color="#cc0000"/>
    </style:style>
    <style:style style:name="T26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inarski rad <text:span text:style-name="T2">predmeta Verifikacija softvera</text:span></text:p>
      <text:p text:style-name="P2"/>
      <text:p text:style-name="P2">Apstraktna interpretacija (analiza intervala poverenja uz podrsku alata llvm <text:span text:style-name="T15">i</text:span> <text:span text:style-name="T14">clang</text:span>)</text:p>
      <text:p text:style-name="P1"/>
      <text:p text:style-name="P3">12.07.2019.</text:p>
      <text:p text:style-name="P3"/>
      <text:p text:style-name="P4">Izvorni kod programa sastoji se od 600 linija<text:span text:style-name="T3"> napisanih u programskom jeziku CPP </text:span>rasporedjenih u okviru jedne izvorne dato<text:span text:style-name="T4">teke</text:span> pod nazivom “ai_intervali.cpp” koja se nalazi u folderu “./src”.</text:p>
      <text:p text:style-name="P4"/>
      <text:p text:style-name="P5">Folder “./test” sadrzi odgovarajuce programe pisane u programskom jeziku <text:span text:style-name="T5">CPP</text:span>, na koje se primenjuje apstraktna interpretacija. Svaki .cpp fajl se uz pomoc alata <text:span text:style-name="T1">clang </text:span>(verizija 6.0) prevodi u odgovarajuci .bc format, na koji se nakon toga primenjuje apstrakta interpretacija koristeci alat <text:span text:style-name="T1">opt</text:span> (verzija 6.0).</text:p>
      <text:p text:style-name="P5"/>
      <text:p text:style-name="P6">Skripta “ai_live.py” pisana u programskom jeziku Python omogucava interaktivnu upotrebu alata.</text:p>
      <text:p text:style-name="P6"/>
      <text:p text:style-name="P7">Projekat koristi alate <text:span text:style-name="T1">make </text:span>odnosno <text:span text:style-name="T1">cmake</text:span>.</text:p>
      <text:p text:style-name="P6"/>
      <text:p text:style-name="P6">Komande za pokretanje programa:</text:p>
      <text:p text:style-name="P6"/>
      <text:p text:style-name="P46"># pozicioniranje u forkovani direktorijum projekta</text:p>
      <text:p text:style-name="P6">cd test</text:p>
      <text:p text:style-name="P6">emacs test.cpp</text:p>
      <text:p text:style-name="P46"># <text:span text:style-name="T16">pisanje </text:span>programa <text:span text:style-name="T16">za test </text:span>u jeziku cpp</text:p>
      <text:p text:style-name="P6">clang++-6.0 -O0 -emit-llvm test.cpp -c</text:p>
      <text:p text:style-name="P8">cd ../</text:p>
      <text:p text:style-name="P6">opt-6.0 -instnamer -load src/AI_INTERVALI.so -AI-PROLAZ test/test.bc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okrivene funkcionalnosti:</text:p>
      <text:p text:style-name="P4"/>
      <text:p text:style-name="P9">Trenutna verzija programa <text:span text:style-name="T9">pretpostavlja kompaktnost intervala poverenja i podrzava rad </text:span>iskljucivo sa celobrojnim oznacenim brojevima.</text:p>
      <text:p text:style-name="P9"/>
      <text:p text:style-name="P9">Podrzane operacije su operacije sabiranja i oduzimanja.</text:p>
      <text:p text:style-name="P9"/>
      <text:p text:style-name="P10">Analiza intervala pokriva naredbu assert(*) biblioteke &lt;assert.h&gt;. Podrzana su nejednakosna ogranicenja (&lt;, &lt;=, &gt;, &gt;=) u obliku:</text:p>
      <text:p text:style-name="P10">P ogr K,</text:p>
      <text:p text:style-name="P10">K ogr P, gde je K celobrojna konstantna vrednost, P odgovarajuca promenljiva programa odnosno llvm-ove interne <text:span text:style-name="T17">(dodatno </text:span>temporarne<text:span text:style-name="T17">)</text:span> medjureprezentacije a ogr jedno od pomenuta cetiri <text:span text:style-name="T6">ogranicenja.</text:span></text:p>
      <text:p text:style-name="P10"/>
      <text:p text:style-name="P11">Dodatno, program podrzava kompoziciju funkcija jedne celobrojne promenljive vrseci analizu svih funkcija programa i parsirajuci intervale poverenja koji svaka od njih definise; <text:span text:style-name="T18">zatim </text:span>koristi iste u pozivajucim funkcijama.</text:p>
      <text:p text:style-name="P11"/>
      <text:p text:style-name="P11">Program implementira i naivnu obradu naredbe grananja. Obrada naredbe grananja odnosi se na pojedinacnu analizu odgovarajucih blokova i <text:span text:style-name="T7">markiranje eventualno dostiznih i odnosno nedostiznih blokova programa koji su rezultat prethodne naredbe.</text:span></text:p>
      <text:p text:style-name="P9"/>
      <text:p text:style-name="P17">Funkcionalnosti koje trebaju biti pokrivene u buducnosti:</text:p>
      <text:p text:style-name="P17"/>
      <text:p text:style-name="P13">1. Podrska realnim tipovima. </text:p>
      <text:p text:style-name="P17"/>
      <text:p text:style-name="P12"><text:span text:style-name="T8">2</text:span>. Dodavanje ostalih binarnih operacija: /, *, mod, itd.</text:p>
      <text:p text:style-name="P12"/>
      <text:p text:style-name="P12"><text:span text:style-name="T8">3</text:span>. Dodavanje ogranicenja oblika P ogr P, odnosno K ogr K, gde je K konstanta odgovarajuceg tipa, P odgovarajuca promenljiva programskog jezika odnosno llvm-ove interne medjureprezentacije a ogr ogranicenje. Dodavanje jednakosnih ogranicenja.</text:p>
      <text:p text:style-name="P12"/>
      <text:p text:style-name="P13">4. Obrada funkcija vise argumenata.</text:p>
      <text:p text:style-name="P13"/>
      <text:p text:style-name="P13">5. Unapredj<text:span text:style-name="T19">enje</text:span> naredbe grananja u slucaju kada nije moguce odrediti kojom granom program nastavlja izvrsavanje integrisati odgovarajuce intervale poverenja u jedan I njih koristiti u daljoj analizi programa (trenuta verzija projekta analizira pomenute blokove nakon cega pretpostavlja izvrsavanje else grane I sa time nastavlja dalje apstraktno izvrsavanje programa). Ovo zahteva izmenu osnovnog tipa intervala (za koji se trenurno pretpostavalja da je kompaktan skup) u skup koji apstrahuje konacnu uniju intervala.</text:p>
      <text:p text:style-name="P13"/>
      <text:p text:style-name="P14">6. Obrada while instrukcije.</text:p>
      <text:p text:style-name="P14"><text:soft-page-break/></text:p>
      <text:p text:style-name="P18">Primer upotrebe:</text:p>
      <text:p text:style-name="P18"/>
      <text:p text:style-name="P15">Za ulaz:</text:p>
      <text:p text:style-name="P15"/>
      <text:p text:style-name="P50">int main(){</text:p>
      <text:p text:style-name="P50"><text:tab/>int a;</text:p>
      <text:p text:style-name="P50"><text:tab/>a = 7;</text:p>
      <text:p text:style-name="P50"><text:tab/>return a;</text:p>
      <text:p text:style-name="P50">}</text:p>
      <text:p text:style-name="P19"/>
      <text:p text:style-name="P20">Program generise sledeci izlaz:</text:p>
      <text:p text:style-name="P20"/>
      <text:p text:style-name="P21">Functions argument initialization: </text:p>
      <text:p text:style-name="P19"/>
      <text:p text:style-name="P20">Funkcija main nema argumente te je analiza argumenata funckije vratila prazan skup.</text:p>
      <text:p text:style-name="P20"/>
      <text:p text:style-name="P21">Initialization: </text:p>
      <text:p text:style-name="P21"/>
      <text:p text:style-name="P22">++++++++++++++++++++++++++++++++++ </text:p>
      <text:p text:style-name="P25">Sintaksa ispisa po baznim blokovima.</text:p>
      <text:p text:style-name="P21">Basic block name: bb</text:p>
      <text:p text:style-name="P23">Obrada baznog bloka sa imenom bb (osnovni bazni blok).</text:p>
      <text:p text:style-name="P21"/>
      <text:p text:style-name="P21">[I]: <text:s text:c="2"/>%tmp = alloca i32, align 4</text:p>
      <text:p text:style-name="P21">[opcode]: 29</text:p>
      <text:p text:style-name="P21">WORKING ON: alloca...</text:p>
      <text:p text:style-name="P21">DONE: alloca.</text:p>
      <text:p text:style-name="P21">tmp in [-inf, +inf]</text:p>
      <text:p text:style-name="P23">Obrada instrukcije alokacije. Alocira se ceo skup (promenljiva koja se alocira moze uzeti proizvoljnu celobrojnu vrednost).</text:p>
      <text:p text:style-name="P21"/>
      <text:p text:style-name="P21">[I]: <text:s text:c="2"/>%tmp1 = alloca i32, align 4</text:p>
      <text:p text:style-name="P21">[opcode]: 29</text:p>
      <text:p text:style-name="P21">WORKING ON: alloca...</text:p>
      <text:p text:style-name="P21">DONE: alloca.</text:p>
      <text:p text:style-name="P21">tmp1 in [-inf, +inf]</text:p>
      <text:p text:style-name="P21"/>
      <text:p text:style-name="P21">[I]: <text:s text:c="2"/>store i32 0, i32* %tmp, align 4</text:p>
      <text:p text:style-name="P21">[opcode]: 31</text:p>
      <text:p text:style-name="P21">WORKING ON: store...</text:p>
      <text:p text:style-name="P21">DONE: store.</text:p>
      <text:p text:style-name="P21"><text:soft-page-break/>tmp in [0, 0]</text:p>
      <text:p text:style-name="P23">Vrednost 0 se dodeljuje promenljivoj tmp. Odgovarajuci interval poverenja jeste jedna tacka, <text:span text:style-name="T20">predstavljena intervalom poverenja kod koga se poklapaju pocetna i krajnja tacka.</text:span></text:p>
      <text:p text:style-name="P21"/>
      <text:p text:style-name="P21">[I]: <text:s text:c="2"/>store i32 7, i32* %tmp1, align 4</text:p>
      <text:p text:style-name="P21">[opcode]: 31</text:p>
      <text:p text:style-name="P21">WORKING ON: store...</text:p>
      <text:p text:style-name="P21">DONE: store</text:p>
      <text:p text:style-name="P21">tmp1 in [7, 7]</text:p>
      <text:p text:style-name="P21"/>
      <text:p text:style-name="P21">[I]: <text:s text:c="2"/>%tmp2 = load i32, i32* %tmp1, align 4</text:p>
      <text:p text:style-name="P21">[opcode]: 30</text:p>
      <text:p text:style-name="P21">WORKING ON: load...</text:p>
      <text:p text:style-name="P21">Searching for: tmp1</text:p>
      <text:p text:style-name="P21">DONE: load.</text:p>
      <text:p text:style-name="P21">tmp2 in [7, 7]</text:p>
      <text:p text:style-name="P23">Instrukcijom load se ucitava odgovarajuca vrednost. Kako se ucitava vrednost registra tmp1, a interval poverenja te promenljive jeste [7, 7] isti interval poverenja nasledjuje <text:span text:style-name="T21">i </text:span>promenljiva tmp2.</text:p>
      <text:p text:style-name="P21"/>
      <text:p text:style-name="P21">[I]: <text:s text:c="2"/>ret i32 %tmp2</text:p>
      <text:p text:style-name="P21">[opcode]: 1</text:p>
      <text:p text:style-name="P21">WORKING ON: ret...</text:p>
      <text:p text:style-name="P21">Searching for: tmp2</text:p>
      <text:p text:style-name="P21">DONE: ret.</text:p>
      <text:p text:style-name="P21">RETURN_VALUE in [7, 7]</text:p>
      <text:p text:style-name="P23">Instrukcija vracanja vrednosti iz funkcije.</text:p>
      <text:p text:style-name="P21">++++++++++++++++++++++++++++++++++</text:p>
      <text:p text:style-name="P21"/>
      <text:p text:style-name="P21">End of initialization. </text:p>
      <text:p text:style-name="P23">Prethodni intervali su intervali koji se generisu online u toku izvrsavanja apstraktne interpretacije. Nakon tih informacija, za svaku instrukciju ispisuju se finalni intervali poverenja u sledecem obliku:</text:p>
      <text:p text:style-name="P23"/>
      <text:p text:style-name="P53">Function name: main</text:p>
      <text:p text:style-name="P53">Number of parsed function instruction: 6</text:p>
      <text:p text:style-name="P53">********************************************************************************</text:p>
      <text:p text:style-name="P53">Intervals of confidence: </text:p>
      <text:p text:style-name="P53"><text:s text:c="2"/>%tmp = alloca i32, align 4 </text:p>
      <text:p text:style-name="P53"><text:tab/>Searching for: tmp</text:p>
      <text:p text:style-name="P53"><text:soft-page-break/>tmp in [0, 0]</text:p>
      <text:p text:style-name="P24">Finalni interval poverenja nakon apstraktne interpretacije celog programa promenljive tmp jeste jednoclan interval [0, 0] (iako se samom instrukcijom alokacije definise ceo interval kao interval poverenja, isti kasnije tokom izvrsavanja programa bude suzen).</text:p>
      <text:p text:style-name="P30"><text:s/><text:span text:style-name="T25"><text:s/>%tmp1 = alloca i32, align 4 </text:span></text:p>
      <text:p text:style-name="P53"><text:tab/>Searching for: tmp1</text:p>
      <text:p text:style-name="P53">tmp1 in [7, 7]</text:p>
      <text:p text:style-name="P53"><text:s text:c="2"/>store i32 0, i32* %tmp, align 4 </text:p>
      <text:p text:style-name="P53"><text:tab/>Searching for: tmp</text:p>
      <text:p text:style-name="P53">tmp in [0, 0]</text:p>
      <text:p text:style-name="P53"><text:s text:c="2"/>store i32 7, i32* %tmp1, align 4 </text:p>
      <text:p text:style-name="P53"><text:tab/>Searching for: tmp1</text:p>
      <text:p text:style-name="P53">tmp1 in [7, 7]</text:p>
      <text:p text:style-name="P53"><text:s text:c="2"/>%tmp2 = load i32, i32* %tmp1, align 4 </text:p>
      <text:p text:style-name="P53"><text:tab/>Searching for: tmp2</text:p>
      <text:p text:style-name="P53">tmp2 in [7, 7]</text:p>
      <text:p text:style-name="P53"><text:s text:c="2"/>ret i32 %tmp2 </text:p>
      <text:p text:style-name="P53"><text:tab/>Searching for: RETURN_VALUE</text:p>
      <text:p text:style-name="P53">RETURN_VALUE in [7, 7]</text:p>
      <text:p text:style-name="P53">********************************************************************************</text:p>
      <text:p text:style-name="P53">Searching for: RETURN_VALUE</text:p>
      <text:p text:style-name="P53">RETURN_VALUE in [7, 7]</text:p>
      <text:p text:style-name="P53">Current parsed functions: </text:p>
      <text:p text:style-name="P53">main </text:p>
      <text:p text:style-name="P53"><text:tab/>RETURN_VALUE in [7, 7]</text:p>
      <text:p text:style-name="P32">Parsirana samo jedna funkcija (main). Njena povratna vrednosti ima interval poverenja koji predstavlja jedan broj, konkretno 7.</text:p>
      <text:p text:style-name="P30"/>
      <text:p text:style-name="P30"/>
      <text:p text:style-name="P29">Spisak test primera:</text:p>
      <text:p text:style-name="P29"/>
      <text:p text:style-name="P25"><text:span text:style-name="T13">10.cpp:</text:span> bazni test primer; vracanje konstante, jednoclan interval</text:p>
      <text:p text:style-name="P25"/>
      <text:p text:style-name="P25"><text:span text:style-name="T13">9.cpp:</text:span> provera integracije konstantne vrednosti sa konacnim intervalom poverenja, <text:span text:style-name="T22">konkretno </text:span>5 u (3, 7)</text:p>
      <text:p text:style-name="P25"/>
      <text:p text:style-name="P25"><text:span text:style-name="T13">12.cpp:</text:span> apstraktna interpretacija programa koji ne inicijalizuje celobrojnu promenljivu, a istu koristi.</text:p>
      <text:p text:style-name="P25"/>
      <text:p text:style-name="P25"><text:span text:style-name="T13">11.cpp:</text:span> bazna provera operacije sabiranja</text:p>
      <text:p text:style-name="P25"/>
      <text:p text:style-name="P25"><text:soft-page-break/><text:span text:style-name="T13">13.cpp:</text:span> bazna provera operacije oduzimanja</text:p>
      <text:p text:style-name="P25"/>
      <text:p text:style-name="P25"><text:span text:style-name="T13">7.cpp:</text:span> agregiranje promenljivih raznih intervala poverenja operacijom sabiranja. Konkretno, a iz [3, 6], b iz [4, 7], rezultuju sa a+b iz [7, 13]</text:p>
      <text:p text:style-name="P25"/>
      <text:p text:style-name="P25"><text:span text:style-name="T13">6.cpp:</text:span> agregiranje promenljivih raznih intervala poverenja operacijom oduzimanja. Konkretno, a iz [3, 6], b iz [4, 7], rezultuju sa a-b iz [-2, 4]. Obratiti paznju na nacin integracije intervala poverenja u slucaju operacije oduzimanja.</text:p>
      <text:p text:style-name="P25"/>
      <text:p text:style-name="P25"><text:span text:style-name="T13">5.cpp:</text:span> agregiranje eventualno beskonacnih intervala poverenja operacijom sabiranja. Konkretno a iz [10, +inf], b iz [3, 5], a+b iz [13, +inf]</text:p>
      <text:p text:style-name="P25"/>
      <text:p text:style-name="P26"><text:span text:style-name="T13">4.cpp:</text:span> agregiranje eventualno beskonacnih intervala poverenja operacijom <text:span text:style-name="T12">oduzimanja</text:span>. Konkretno a iz [<text:span text:style-name="T12">3, 5]</text:span> b iz [<text:span text:style-name="T12">10, +inf</text:span>], a-b iz [-<text:span text:style-name="T12">inf, -5]</text:span></text:p>
      <text:p text:style-name="P26"/>
      <text:p text:style-name="P27"><text:span text:style-name="T13">14.cpp:</text:span> bazna provera operacije assert; ogranicenje tipa &lt;</text:p>
      <text:p text:style-name="P27"/>
      <text:p text:style-name="P27"><text:span text:style-name="T13">15.cpp:</text:span> bazna provera operacije assert; ogranicenje tipa &gt;</text:p>
      <text:p text:style-name="P27"/>
      <text:p text:style-name="P27"><text:span text:style-name="T13">16.cpp:</text:span> iterativno smanjivanje intervala operaciom assert primenom ogranicenja tipa &lt;</text:p>
      <text:p text:style-name="P27"/>
      <text:p text:style-name="P27"><text:span text:style-name="T13">19.cpp:</text:span> iterativno smanjivanje intervala operaciom assert primenom ogranicenja tipa &lt;</text:p>
      <text:p text:style-name="P27"/>
      <text:p text:style-name="P27"><text:span text:style-name="T13">17.cpp:</text:span> slaganje operacije sabiranja sa intervalima poverenja definisanim operacijom assert</text:p>
      <text:p text:style-name="P27"/>
      <text:p text:style-name="P27"><text:span text:style-name="T13">18.cpp:</text:span> slaganje operacije assert sa intervalima poverenja definisanim operacijom sabiranja</text:p>
      <text:p text:style-name="P27"/>
      <text:p text:style-name="P27"><text:span text:style-name="T13">20.cpp:</text:span> suzavanje intervala poverenja generisanog operacijom sabiranja operacijom assert; konkretno interval <text:span text:style-name="T22">poverenja </text:span>se sa [33, 55] suzava na [40, 44]</text:p>
      <text:p text:style-name="P27"/>
      <text:p text:style-name="P33"><text:span text:style-name="T13">21.cpp:</text:span> nevalidna operacija assert; program vraca interval poverenja [10, 5] sto je po konvenciji prazan sku<text:span text:style-name="T23">p</text:span></text:p>
      <text:p text:style-name="P27"/>
      <text:p text:style-name="P27"><text:span text:style-name="T13">22.cpp:</text:span> nevalidna operacija assert; vracanje praznog intervala</text:p>
      <text:p text:style-name="P27"/>
      <text:p text:style-name="P27"><text:span text:style-name="T13">3.cpp:</text:span> funkcije; funkcija vraca interval poverenja [-1995, 1995]; poziv iste funkcije</text:p>
      <text:p text:style-name="P27"/>
      <text:p text:style-name="P27"><text:span text:style-name="T13">8.cpp:</text:span> analiza tri funkcije u okviru istog fajla</text:p>
      <text:p text:style-name="P27"/>
      <text:p text:style-name="P27"><text:span text:style-name="T13">2.cpp:</text:span> funkcija koja vraca ceo interval [-inf, +inf]</text:p>
      <text:p text:style-name="P27"><text:soft-page-break/></text:p>
      <text:p text:style-name="P27"><text:span text:style-name="T13">1.cpp:</text:span> ilustracija poziva funkcije neinicijalizovanog argumenta</text:p>
      <text:p text:style-name="P27"/>
      <text:p text:style-name="P27"><text:span text:style-name="T13">23.cpp:</text:span> jednostavna instrukcija grananja; uslov se validira na netacno; odbacivanje bloka</text:p>
      <text:p text:style-name="P27"/>
      <text:p text:style-name="P27"><text:span text:style-name="T13">24.cpp:</text:span> instrukcija grananja, uslov se validira na tacno; analiza oba bloka; pretpostavka <text:span text:style-name="T24">i</text:span> nastav<text:span text:style-name="T24">ak</text:span> dalje analize sa drugim blokom</text:p>
      <text:p text:style-name="P27"/>
      <text:p text:style-name="P27"><text:span text:style-name="T13">25.cpp: </text:span>nepoznat rezultat naredbe grananja operacije if; analiza oba bloka; pretpostavka izvrsavanja drugog bloka; nastavak dalje interpretacije <text:span text:style-name="T24">sa istom pretpostavkom</text:span></text:p>
      <text:p text:style-name="P27"/>
      <text:p text:style-name="P28"/>
      <text:p text:style-name="P28"/>
      <text:p text:style-name="P35">Dodatak: Ilustracija izvrsavanja nekih test primera sa objasnjenjima:</text:p>
      <text:p text:style-name="P35"/>
      <text:p text:style-name="P36">Za ulaz:</text:p>
      <text:p text:style-name="P36"/>
      <text:p text:style-name="P51">int main(){</text:p>
      <text:p text:style-name="P51"><text:tab/>int x, y;</text:p>
      <text:p text:style-name="P51"><text:tab/>assert(x&gt;10); <text:s text:c="7"/>// [10, +inf]</text:p>
      <text:p text:style-name="P51"><text:tab/>assert(5&gt;y &amp;&amp; 3&lt;y); <text:s/>// [3, 5]</text:p>
      <text:p text:style-name="P51"><text:tab/>return y - x; <text:s text:c="7"/>// [-inf, -5]</text:p>
      <text:p text:style-name="P51">}</text:p>
      <text:p text:style-name="P51"/>
      <text:p text:style-name="P36">Program generise sledeci izlaz:</text:p>
      <text:p text:style-name="P36"/>
      <text:p text:style-name="P54">Functions argument initialization: </text:p>
      <text:p text:style-name="P37">Main funkcija nema argumenata</text:p>
      <text:p text:style-name="P54"/>
      <text:p text:style-name="P54">Initialization: </text:p>
      <text:p text:style-name="P37">Iteriranje kroz odgovarajuce bazne blokove odnosno njihove instrukcije.</text:p>
      <text:p text:style-name="P54">++++++++++++++++++++++++++++++++++</text:p>
      <text:p text:style-name="P54">Basic block name: bb</text:p>
      <text:p text:style-name="P37">Osnovni bazni blok.</text:p>
      <text:p text:style-name="P37"/>
      <text:p text:style-name="P54">[I]: <text:s text:c="2"/>%tmp = alloca i32, align 4</text:p>
      <text:p text:style-name="P54">[opcode]: 29</text:p>
      <text:p text:style-name="P54">WORKING ON: alloca...</text:p>
      <text:p text:style-name="P54">DONE: alloca.</text:p>
      <text:p text:style-name="P54">tmp in [-inf, +inf]</text:p>
      <text:p text:style-name="P37"><text:soft-page-break/>Alokacija promenljive. Interval poverenja inicijalno beskonacan.</text:p>
      <text:p text:style-name="P54"/>
      <text:p text:style-name="P54">[I]: <text:s text:c="2"/>%tmp1 = alloca i32, align 4</text:p>
      <text:p text:style-name="P54">[opcode]: 29</text:p>
      <text:p text:style-name="P54">WORKING ON: alloca...</text:p>
      <text:p text:style-name="P54">DONE: alloca.</text:p>
      <text:p text:style-name="P54">tmp1 in [-inf, +inf]</text:p>
      <text:p text:style-name="P54"/>
      <text:p text:style-name="P54">[I]: <text:s text:c="2"/>%tmp2 = alloca i32, align 4</text:p>
      <text:p text:style-name="P54">[opcode]: 29</text:p>
      <text:p text:style-name="P54">WORKING ON: alloca...</text:p>
      <text:p text:style-name="P54">DONE: alloca.</text:p>
      <text:p text:style-name="P54">tmp2 in [-inf, +inf]</text:p>
      <text:p text:style-name="P54"/>
      <text:p text:style-name="P54">[I]: <text:s text:c="2"/>store i32 0, i32* %tmp, align 4</text:p>
      <text:p text:style-name="P54">[opcode]: 31</text:p>
      <text:p text:style-name="P54">WORKING ON: store...</text:p>
      <text:p text:style-name="P54">DONE: store.</text:p>
      <text:p text:style-name="P54">tmp in [0, 0]</text:p>
      <text:p text:style-name="P37">Ucitavanje konkretne vrednosti 0 u promenljivu ciji je interval poverenja beskonacan. Suzavanje i konkretizacija istog.</text:p>
      <text:p text:style-name="P54"/>
      <text:p text:style-name="P54">[I]: <text:s text:c="2"/>%tmp3 = load i32, i32* %tmp1, align 4</text:p>
      <text:p text:style-name="P54">[opcode]: 30</text:p>
      <text:p text:style-name="P54">WORKING ON: load...</text:p>
      <text:p text:style-name="P54">Searching for: tmp1</text:p>
      <text:p text:style-name="P54">DONE: load.</text:p>
      <text:p text:style-name="P54">tmp3 in [-inf, +inf]</text:p>
      <text:p text:style-name="P38">Nasledjivanje beskonacnog intervala poverenja instrukcijom load.</text:p>
      <text:p text:style-name="P54"/>
      <text:p text:style-name="P54">[I]: <text:s text:c="2"/>%tmp4 = icmp sgt i32 %tmp3, 10</text:p>
      <text:p text:style-name="P54">[opcode]: 51</text:p>
      <text:p text:style-name="P54">WORKING ON: icmp...</text:p>
      <text:p text:style-name="P54">Searching for: tmp3</text:p>
      <text:p text:style-name="P54">Searching for: tmp1</text:p>
      <text:p text:style-name="P54">Assertion could be satisfied.</text:p>
      <text:p text:style-name="P54">DONE: icmp.</text:p>
      <text:p text:style-name="P54">tmp4 in [0, 1]</text:p>
      <text:p text:style-name="P38">Instrukcija poredjenja. Poredi se vrednost registra %tmp3 (beskonacan interval poverenja) sa konkretnom konstantom 10. Interval poverenja promenljive %tmp3 postavlja se na [10, +inf]; interval poverenja povratne vrednosti instrukcije postavlja se <text:soft-page-break/>na [0, 1] koji reprezentuje moguce zadovoljiv uslov u vreme izvrsavanja programa (konvencija).</text:p>
      <text:p text:style-name="P54"/>
      <text:p text:style-name="P54">[I]: <text:s text:c="2"/>br i1 %tmp4, label %bb5, label %bb6</text:p>
      <text:p text:style-name="P54">[opcode]: 2</text:p>
      <text:p text:style-name="P54">WORKING ON: br...</text:p>
      <text:p text:style-name="P54">Searching for: tmp4</text:p>
      <text:p text:style-name="P54">Basich block: "bb5" and "bb6" both still reachable.</text:p>
      <text:p text:style-name="P54">DONE: br.</text:p>
      <text:p text:style-name="P39">Instrukcija grananja. Kako je interval poverenja postavljen instrukcijom poredjenja postavljen na [0, 1] odnosno konstantu true, tako su oba bloka instrukcije grananja moguce dostizna zavisno od konkretnog izvrsavanja. Stoga se odgovarajuci bazni blokovi oznacavaju kao moguce dostizni.</text:p>
      <text:p text:style-name="P54">++++++++++++++++++++++++++++++++++</text:p>
      <text:p text:style-name="P39">Kraj izvrsavanja prvog baznog bloka i pocetak analize drugog.</text:p>
      <text:p text:style-name="P54">++++++++++++++++++++++++++++++++++</text:p>
      <text:p text:style-name="P54">Basic block name: bb5</text:p>
      <text:p text:style-name="P54"/>
      <text:p text:style-name="P54">[I]: <text:s text:c="2"/>br label %bb8</text:p>
      <text:p text:style-name="P54">[opcode]: 2</text:p>
      <text:p text:style-name="P54">WORKING ON: br...</text:p>
      <text:p text:style-name="P54">DONE: br.</text:p>
      <text:p text:style-name="P39">Bazni blok sastoji se od jedne instrukcije bezuslovnog skoka.</text:p>
      <text:p text:style-name="P54">++++++++++++++++++++++++++++++++++</text:p>
      <text:p text:style-name="P54"/>
      <text:p text:style-name="P54">++++++++++++++++++++++++++++++++++</text:p>
      <text:p text:style-name="P54">Basic block name: bb6</text:p>
      <text:p text:style-name="P54"/>
      <text:p text:style-name="P54">[I]: <text:s text:c="2"/>call void @__assert_fail(i8* getelementptr inbounds ([5 x i8], [5 x i8]* @.str, i32 0, i32 0), i8* getelementptr inbounds ([6 x i8], [6 x i8]* @.str.1, i32 0, i32 0), i32 4, i8* getelementptr inbounds ([11 x i8], [11 x i8]* @__PRETTY_FUNCTION__.main, i32 0, i32 0)) #2</text:p>
      <text:p text:style-name="P54">[opcode]: 54</text:p>
      <text:p text:style-name="P54">WORKING ON: call...</text:p>
      <text:p text:style-name="P54">Parse call: </text:p>
      <text:p text:style-name="P54">inst-&gt;getName(): </text:p>
      <text:p text:style-name="P54">inst-&gt;getOperand(0)-&gt;getName(): </text:p>
      <text:p text:style-name="P54">Real name: </text:p>
      <text:p text:style-name="P54">Function name: __assert_fail</text:p>
      <text:p text:style-name="P54">Argument: </text:p>
      <text:p text:style-name="P54">Interval of confidence: Searching for: </text:p>
      <text:p text:style-name="P54">Search unsuccessfull</text:p>
      <text:p text:style-name="P54"><text:soft-page-break/>nullptr</text:p>
      <text:p text:style-name="P54">Function: __assert_fail</text:p>
      <text:p text:style-name="P54">Interval of confidence: nullptr</text:p>
      <text:p text:style-name="P54">DONE: call.</text:p>
      <text:p text:style-name="P54"><text:s/>in [-inf, +inf]</text:p>
      <text:p text:style-name="P40">Assert poziv.</text:p>
      <text:p text:style-name="P54"/>
      <text:p text:style-name="P54">[I]: <text:s text:c="2"/>unreachable</text:p>
      <text:p text:style-name="P54">[opcode]: 7</text:p>
      <text:p text:style-name="P54">-- not supported --</text:p>
      <text:p text:style-name="P54">++++++++++++++++++++++++++++++++++</text:p>
      <text:p text:style-name="P54">++++++++++++++++++++++++++++++++++</text:p>
      <text:p text:style-name="P54">Basic block name: bb7</text:p>
      <text:p text:style-name="P54"/>
      <text:p text:style-name="P54">[I]: <text:s text:c="2"/>br label %bb8</text:p>
      <text:p text:style-name="P54">[opcode]: 2</text:p>
      <text:p text:style-name="P54">WORKING ON: br...</text:p>
      <text:p text:style-name="P54">DONE: br.</text:p>
      <text:p text:style-name="P54">++++++++++++++++++++++++++++++++++</text:p>
      <text:p text:style-name="P54">++++++++++++++++++++++++++++++++++</text:p>
      <text:p text:style-name="P54">Basic block name: bb8</text:p>
      <text:p text:style-name="P54"/>
      <text:p text:style-name="P54">[I]: <text:s text:c="2"/>%tmp9 = load i32, i32* %tmp2, align 4</text:p>
      <text:p text:style-name="P54">[opcode]: 30</text:p>
      <text:p text:style-name="P54">WORKING ON: load...</text:p>
      <text:p text:style-name="P54">Searching for: tmp2</text:p>
      <text:p text:style-name="P54">DONE: load.</text:p>
      <text:p text:style-name="P54">tmp9 in [-inf, +inf]</text:p>
      <text:p text:style-name="P54"/>
      <text:p text:style-name="P54">[I]: <text:s text:c="2"/>%tmp10 = icmp sgt i32 5, %tmp9</text:p>
      <text:p text:style-name="P54">[opcode]: 51</text:p>
      <text:p text:style-name="P54">WORKING ON: icmp...</text:p>
      <text:p text:style-name="P54">Searching for: tmp9</text:p>
      <text:p text:style-name="P54">Searching for: tmp2</text:p>
      <text:p text:style-name="P54">Assertion could be satisfied.</text:p>
      <text:p text:style-name="P54">DONE: icmp.</text:p>
      <text:p text:style-name="P54">tmp10 in [0, 1]</text:p>
      <text:p text:style-name="P41">Eventualno zadovoljivo ogranicenje. Suzavanje intervala poverenja promenljive %tmp9.</text:p>
      <text:p text:style-name="P54"/>
      <text:p text:style-name="P54">[I]: <text:s text:c="2"/>br i1 %tmp10, label %bb11, label %bb15</text:p>
      <text:p text:style-name="P54">[opcode]: 2</text:p>
      <text:p text:style-name="P54">WORKING ON: br...</text:p>
      <text:p text:style-name="P54"><text:soft-page-break/>Searching for: tmp10</text:p>
      <text:p text:style-name="P54">Basich block: "bb11" and "bb15" both still reachable.</text:p>
      <text:p text:style-name="P54">DONE: br.</text:p>
      <text:p text:style-name="P54">++++++++++++++++++++++++++++++++++</text:p>
      <text:p text:style-name="P54">++++++++++++++++++++++++++++++++++</text:p>
      <text:p text:style-name="P54">Basic block name: bb11</text:p>
      <text:p text:style-name="P54"/>
      <text:p text:style-name="P54">[I]: <text:s text:c="2"/>%tmp12 = load i32, i32* %tmp2, align 4</text:p>
      <text:p text:style-name="P54">[opcode]: 30</text:p>
      <text:p text:style-name="P54">WORKING ON: load...</text:p>
      <text:p text:style-name="P54">Searching for: tmp2</text:p>
      <text:p text:style-name="P54">DONE: load.</text:p>
      <text:p text:style-name="P54">tmp12 in [-inf, 5]</text:p>
      <text:p text:style-name="P54"/>
      <text:p text:style-name="P54">[I]: <text:s text:c="2"/>%tmp13 = icmp slt i32 3, %tmp12</text:p>
      <text:p text:style-name="P54">[opcode]: 51</text:p>
      <text:p text:style-name="P54">WORKING ON: icmp...</text:p>
      <text:p text:style-name="P54">Searching for: tmp12</text:p>
      <text:p text:style-name="P54">Searching for: tmp2</text:p>
      <text:p text:style-name="P54">Assertion could be satisfied.</text:p>
      <text:p text:style-name="P54">DONE: icmp.</text:p>
      <text:p text:style-name="P54">tmp13 in [0, 1]</text:p>
      <text:p text:style-name="P54"/>
      <text:p text:style-name="P54">[I]: <text:s text:c="2"/>br i1 %tmp13, label %bb14, label %bb15</text:p>
      <text:p text:style-name="P54">[opcode]: 2</text:p>
      <text:p text:style-name="P54">WORKING ON: br...</text:p>
      <text:p text:style-name="P54">Searching for: tmp13</text:p>
      <text:p text:style-name="P54">Basich block: "bb14" and "bb15" both still reachable.</text:p>
      <text:p text:style-name="P54">DONE: br.</text:p>
      <text:p text:style-name="P54">++++++++++++++++++++++++++++++++++</text:p>
      <text:p text:style-name="P54">++++++++++++++++++++++++++++++++++</text:p>
      <text:p text:style-name="P54">Basic block name: bb14</text:p>
      <text:p text:style-name="P54"/>
      <text:p text:style-name="P54">[I]: <text:s text:c="2"/>br label %bb17</text:p>
      <text:p text:style-name="P54">[opcode]: 2</text:p>
      <text:p text:style-name="P54">WORKING ON: br...</text:p>
      <text:p text:style-name="P54">DONE: br.</text:p>
      <text:p text:style-name="P54">++++++++++++++++++++++++++++++++++</text:p>
      <text:p text:style-name="P54">++++++++++++++++++++++++++++++++++</text:p>
      <text:p text:style-name="P54">Basic block name: bb15</text:p>
      <text:p text:style-name="P54"/>
      <text:p text:style-name="P54"><text:soft-page-break/>[I]: <text:s text:c="2"/>call void @__assert_fail(i8* getelementptr inbounds ([11 x i8], [11 x i8]* @.str.2, i32 0, i32 0), i8* getelementptr inbounds ([6 x i8], [6 x i8]* @.str.1, i32 0, i32 0), i32 5, i8* getelementptr inbounds ([11 x i8], [11 x i8]* @__PRETTY_FUNCTION__.main, i32 0, i32 0)) #2</text:p>
      <text:p text:style-name="P54">[opcode]: 54</text:p>
      <text:p text:style-name="P54">WORKING ON: call...</text:p>
      <text:p text:style-name="P54">Parse call: </text:p>
      <text:p text:style-name="P54">inst-&gt;getName(): </text:p>
      <text:p text:style-name="P54">inst-&gt;getOperand(0)-&gt;getName(): </text:p>
      <text:p text:style-name="P54">Real name: </text:p>
      <text:p text:style-name="P54">Function name: __assert_fail</text:p>
      <text:p text:style-name="P54">Argument: </text:p>
      <text:p text:style-name="P54">Interval of confidence: Searching for: </text:p>
      <text:p text:style-name="P54"><text:s/>in [-inf, +inf]</text:p>
      <text:p text:style-name="P54">Function: __assert_fail</text:p>
      <text:p text:style-name="P54">Interval of confidence: nullptr</text:p>
      <text:p text:style-name="P54">DONE: call.</text:p>
      <text:p text:style-name="P54"><text:s/>in [-inf, +inf]</text:p>
      <text:p text:style-name="P41">Poziv assert. Povratna vrednost poziva postavlja se na [-inf, +inf] jer se isti ne tretira kao korisnicki definisana funkcija, vec se isti tretira manuelno kroz parsiranje odgovarajucih intervala poverenja definisanih ogranicenjima.</text:p>
      <text:p text:style-name="P54"/>
      <text:p text:style-name="P54">[I]: <text:s text:c="2"/>unreachable</text:p>
      <text:p text:style-name="P54">[opcode]: 7</text:p>
      <text:p text:style-name="P54">-- not supported --</text:p>
      <text:p text:style-name="P54">++++++++++++++++++++++++++++++++++</text:p>
      <text:p text:style-name="P54">++++++++++++++++++++++++++++++++++</text:p>
      <text:p text:style-name="P54">Basic block name: bb16</text:p>
      <text:p text:style-name="P54"/>
      <text:p text:style-name="P54">[I]: <text:s text:c="2"/>br label %bb17</text:p>
      <text:p text:style-name="P54">[opcode]: 2</text:p>
      <text:p text:style-name="P54">WORKING ON: br...</text:p>
      <text:p text:style-name="P54">DONE: br.</text:p>
      <text:p text:style-name="P54">++++++++++++++++++++++++++++++++++</text:p>
      <text:p text:style-name="P54">++++++++++++++++++++++++++++++++++</text:p>
      <text:p text:style-name="P54">Basic block name: bb17</text:p>
      <text:p text:style-name="P54"/>
      <text:p text:style-name="P54">[I]: <text:s text:c="2"/>%tmp18 = load i32, i32* %tmp2, align 4</text:p>
      <text:p text:style-name="P54">[opcode]: 30</text:p>
      <text:p text:style-name="P54">WORKING ON: load...</text:p>
      <text:p text:style-name="P54">Searching for: tmp2</text:p>
      <text:p text:style-name="P54">DONE: load.</text:p>
      <text:p text:style-name="P54"><text:soft-page-break/>tmp18 in [3, 5]</text:p>
      <text:p text:style-name="P54"/>
      <text:p text:style-name="P54">[I]: <text:s text:c="2"/>%tmp19 = load i32, i32* %tmp1, align 4</text:p>
      <text:p text:style-name="P54">[opcode]: 30</text:p>
      <text:p text:style-name="P54">WORKING ON: load...</text:p>
      <text:p text:style-name="P54">Searching for: tmp1</text:p>
      <text:p text:style-name="P54">DONE: load.</text:p>
      <text:p text:style-name="P54">tmp19 in [10, +inf]</text:p>
      <text:p text:style-name="P42">Instrukcija load. Nasledjivanje poluzatvorenog intervala poverenja.</text:p>
      <text:p text:style-name="P54"/>
      <text:p text:style-name="P54">[I]: <text:s text:c="2"/>%tmp20 = sub nsw i32 %tmp18, %tmp19</text:p>
      <text:p text:style-name="P54">[opcode]: 13</text:p>
      <text:p text:style-name="P54">WORKING ON: sub...</text:p>
      <text:p text:style-name="P54">Searching for: tmp18</text:p>
      <text:p text:style-name="P54">Searching for: tmp19</text:p>
      <text:p text:style-name="P54">DONE: sub.</text:p>
      <text:p text:style-name="P54">tmp20 in [-inf, -5]</text:p>
      <text:p text:style-name="P42">Operacija oduzimanja. Iz dinamicke istorije ucitavaju se intervali poverenja odgovarajucih promenljivih koje ucestvuju u operaciji. Isti se integrisu; rezultat integracije predstavlja interval poverenja koji se dodeljuje povratnoj vrednosti operacije.</text:p>
      <text:p text:style-name="P54"/>
      <text:p text:style-name="P54"/>
      <text:p text:style-name="P54">[I]: <text:s text:c="2"/>ret i32 %tmp20</text:p>
      <text:p text:style-name="P54">[opcode]: 1</text:p>
      <text:p text:style-name="P54">WORKING ON: ret...</text:p>
      <text:p text:style-name="P54">Searching for: tmp20</text:p>
      <text:p text:style-name="P54">DONE: ret.</text:p>
      <text:p text:style-name="P54">RETURN_VALUE in [-inf, -5]</text:p>
      <text:p text:style-name="P54">++++++++++++++++++++++++++++++++++</text:p>
      <text:p text:style-name="P54"/>
      <text:p text:style-name="P54">End of initialization. </text:p>
      <text:p text:style-name="P54">Function name: main</text:p>
      <text:p text:style-name="P54">Number of parsed function instruction: 25</text:p>
      <text:p text:style-name="P42">Kraj inicijalizacije. Funkcija main sastoji se od 25 parsiranih instrukcija. Za svaku od njih se u drugom delu ispisuju finalni intervali poverenja.</text:p>
      <text:p text:style-name="P42"/>
      <text:p text:style-name="P54">********************************************************************************</text:p>
      <text:p text:style-name="P54">Intervals of confidence: </text:p>
      <text:p text:style-name="P54"><text:s text:c="2"/>%tmp = alloca i32, align 4 </text:p>
      <text:p text:style-name="P54"><text:tab/>Searching for: tmp</text:p>
      <text:p text:style-name="P54">tmp in [0, 0]</text:p>
      <text:p text:style-name="P54"><text:soft-page-break/><text:s text:c="2"/>%tmp1 = alloca i32, align 4 </text:p>
      <text:p text:style-name="P54"><text:tab/>Searching for: tmp1</text:p>
      <text:p text:style-name="P54">tmp1 in [10, +inf]</text:p>
      <text:p text:style-name="P54"><text:s text:c="2"/>%tmp2 = alloca i32, align 4 </text:p>
      <text:p text:style-name="P54"><text:tab/>Searching for: tmp2</text:p>
      <text:p text:style-name="P54">tmp2 in [3, 5]</text:p>
      <text:p text:style-name="P54"><text:s text:c="2"/>store i32 0, i32* %tmp, align 4 </text:p>
      <text:p text:style-name="P54"><text:tab/>Searching for: tmp</text:p>
      <text:p text:style-name="P54">tmp in [0, 0]</text:p>
      <text:p text:style-name="P54"><text:s text:c="2"/>%tmp3 = load i32, i32* %tmp1, align 4 </text:p>
      <text:p text:style-name="P54"><text:tab/>Searching for: tmp3</text:p>
      <text:p text:style-name="P54">tmp3 in [10, +inf]</text:p>
      <text:p text:style-name="P54"><text:s text:c="2"/>%tmp4 = icmp sgt i32 %tmp3, 10 </text:p>
      <text:p text:style-name="P54"><text:tab/>Searching for: tmp4</text:p>
      <text:p text:style-name="P54">tmp4 in [0, 1]</text:p>
      <text:p text:style-name="P54"><text:s text:c="2"/>br i1 %tmp4, label %bb5, label %bb6 </text:p>
      <text:p text:style-name="P54"><text:tab/>nullptr</text:p>
      <text:p text:style-name="P54"><text:s text:c="2"/>br label %bb8 </text:p>
      <text:p text:style-name="P54"><text:tab/>nullptr</text:p>
      <text:p text:style-name="P54"><text:s text:c="2"/>call void @__assert_fail(i8* getelementptr inbounds ([5 x i8], [5 x i8]* @.str, i32 0, i32 0), i8* getelementptr inbounds ([6 x i8], [6 x i8]* @.str.1, i32 0, i32 0), i32 4, i8* getelementptr inbounds ([11 x i8], [11 x i8]* @__PRETTY_FUNCTION__.main, i32 0, i32 0)) #2 </text:p>
      <text:p text:style-name="P54"><text:tab/>Searching for: </text:p>
      <text:p text:style-name="P54"><text:s/>in [-inf, +inf]</text:p>
      <text:p text:style-name="P54"><text:s text:c="2"/>unreachable </text:p>
      <text:p text:style-name="P54"><text:tab/>nullptr</text:p>
      <text:p text:style-name="P54"><text:s text:c="2"/>br label %bb8 </text:p>
      <text:p text:style-name="P54"><text:tab/>nullptr</text:p>
      <text:p text:style-name="P54"><text:s text:c="2"/>%tmp9 = load i32, i32* %tmp2, align 4 </text:p>
      <text:p text:style-name="P54"><text:tab/>Searching for: tmp9</text:p>
      <text:p text:style-name="P54">tmp9 in [-inf, 5]</text:p>
      <text:p text:style-name="P54"><text:s text:c="2"/>%tmp10 = icmp sgt i32 5, %tmp9 </text:p>
      <text:p text:style-name="P54"><text:tab/>Searching for: tmp10</text:p>
      <text:p text:style-name="P54">tmp10 in [0, 1]</text:p>
      <text:p text:style-name="P54"><text:s text:c="2"/>br i1 %tmp10, label %bb11, label %bb15 </text:p>
      <text:p text:style-name="P54"><text:tab/>nullptr</text:p>
      <text:p text:style-name="P54"><text:s text:c="2"/>%tmp12 = load i32, i32* %tmp2, align 4 </text:p>
      <text:p text:style-name="P54"><text:tab/>Searching for: tmp12</text:p>
      <text:p text:style-name="P54">tmp12 in [3, 5]</text:p>
      <text:p text:style-name="P54"><text:s text:c="2"/>%tmp13 = icmp slt i32 3, %tmp12 </text:p>
      <text:p text:style-name="P54"><text:tab/>Searching for: tmp13</text:p>
      <text:p text:style-name="P54"><text:soft-page-break/>tmp13 in [0, 1]</text:p>
      <text:p text:style-name="P54"><text:s text:c="2"/>br i1 %tmp13, label %bb14, label %bb15 </text:p>
      <text:p text:style-name="P54"><text:tab/>nullptr</text:p>
      <text:p text:style-name="P54"><text:s text:c="2"/>br label %bb17 </text:p>
      <text:p text:style-name="P54"><text:tab/>nullptr</text:p>
      <text:p text:style-name="P54"><text:s text:c="2"/>call void @__assert_fail(i8* getelementptr inbounds ([11 x i8], [11 x i8]* @.str.2, i32 0, i32 0), i8* getelementptr inbounds ([6 x i8], [6 x i8]* @.str.1, i32 0, i32 0), i32 5, i8* getelementptr inbounds ([11 x i8], [11 x i8]* @__PRETTY_FUNCTION__.main, i32 0, i32 0)) #2 </text:p>
      <text:p text:style-name="P54"><text:tab/>Searching for: </text:p>
      <text:p text:style-name="P54"><text:s/>in [-inf, +inf]</text:p>
      <text:p text:style-name="P54"><text:s text:c="2"/>unreachable </text:p>
      <text:p text:style-name="P54"><text:tab/>nullptr</text:p>
      <text:p text:style-name="P54"><text:s text:c="2"/>br label %bb17 </text:p>
      <text:p text:style-name="P54"><text:tab/>nullptr</text:p>
      <text:p text:style-name="P54"><text:s text:c="2"/>%tmp18 = load i32, i32* %tmp2, align 4 </text:p>
      <text:p text:style-name="P54"><text:tab/>Searching for: tmp18</text:p>
      <text:p text:style-name="P54">tmp18 in [3, 5]</text:p>
      <text:p text:style-name="P54"><text:s text:c="2"/>%tmp19 = load i32, i32* %tmp1, align 4 </text:p>
      <text:p text:style-name="P54"><text:tab/>Searching for: tmp19</text:p>
      <text:p text:style-name="P54">tmp19 in [10, +inf]</text:p>
      <text:p text:style-name="P54"><text:s text:c="2"/>%tmp20 = sub nsw i32 %tmp18, %tmp19 </text:p>
      <text:p text:style-name="P54"><text:tab/>Searching for: tmp20</text:p>
      <text:p text:style-name="P54">tmp20 in [-inf, -5]</text:p>
      <text:p text:style-name="P54"><text:s text:c="2"/>ret i32 %tmp20</text:p>
      <text:p text:style-name="P55">tmp20 in [-inf, -5]</text:p>
      <text:p text:style-name="P55"><text:s text:c="2"/>ret i32 %tmp20 </text:p>
      <text:p text:style-name="P55"><text:tab/>Searching for: RETURN_VALUE</text:p>
      <text:p text:style-name="P55">RETURN_VALUE in [-inf, -5]</text:p>
      <text:p text:style-name="P55">********************************************************************************</text:p>
      <text:p text:style-name="P55">Searching for: RETURN_VALUE</text:p>
      <text:p text:style-name="P55">RETURN_VALUE in [-inf, -5]</text:p>
      <text:p text:style-name="P55">Current parsed functions: <text:span text:style-name="T10">Parsirana funkcija main i poziv assertion.</text:span></text:p>
      <text:p text:style-name="P55">__assert_fail </text:p>
      <text:p text:style-name="P55"><text:tab/>nullptr</text:p>
      <text:p text:style-name="P55">main </text:p>
      <text:p text:style-name="P55"><text:tab/>RETURN_VALUE in [-inf, -5]</text:p>
      <text:p text:style-name="P55"/>
      <text:p text:style-name="P43"/>
      <text:p text:style-name="P43"/>
      <text:p text:style-name="P43"/>
      <text:p text:style-name="P43"><text:soft-page-break/>Za ulaz:</text:p>
      <text:p text:style-name="P43"/>
      <text:p text:style-name="P52">#include&lt;assert.h&gt;</text:p>
      <text:p text:style-name="P52">int funkcija(int x){</text:p>
      <text:p text:style-name="P52"><text:tab/>assert(-1995&lt;x &amp;&amp; x&lt;1995);</text:p>
      <text:p text:style-name="P52"><text:tab/>return x;</text:p>
      <text:p text:style-name="P52">}</text:p>
      <text:p text:style-name="P52"/>
      <text:p text:style-name="P52">int main(){</text:p>
      <text:p text:style-name="P52"><text:tab/>int a;</text:p>
      <text:p text:style-name="P52"><text:tab/>return funkcija(a);</text:p>
      <text:p text:style-name="P52">}</text:p>
      <text:p text:style-name="P52"/>
      <text:p text:style-name="P43">Analiza generise sledeci izlaz:</text:p>
      <text:p text:style-name="P43"/>
      <text:p text:style-name="P56">WARNING: You're attempting to print out a bitcode file.</text:p>
      <text:p text:style-name="P56">This is inadvisable as it may cause display problems. If</text:p>
      <text:p text:style-name="P56">you REALLY want to taste LLVM bitcode first-hand, you</text:p>
      <text:p text:style-name="P56">can force output with the `-f' option.</text:p>
      <text:p text:style-name="P56"/>
      <text:p text:style-name="P56">Functions argument initialization: </text:p>
      <text:p text:style-name="P56">[arg]: 0x1dd5ac0</text:p>
      <text:p text:style-name="P56">*arg: i32 %arg</text:p>
      <text:p text:style-name="P56">Obradjena vrednost je [argument funkcije]</text:p>
      <text:p text:style-name="P56">Ime funkcije: 0x1dd0948</text:p>
      <text:p text:style-name="P44">Analiza funkcije jedne promenljive.</text:p>
      <text:p text:style-name="P56">Initialization: </text:p>
      <text:p text:style-name="P56"/>
      <text:p text:style-name="P56">++++++++++++++++++++++++++++++++++</text:p>
      <text:p text:style-name="P56">Basic block name: bb</text:p>
      <text:p text:style-name="P56"/>
      <text:p text:style-name="P56">[I]: <text:s text:c="2"/>%tmp = alloca i32, align 4</text:p>
      <text:p text:style-name="P56">[opcode]: 29</text:p>
      <text:p text:style-name="P56">WORKING ON: alloca...</text:p>
      <text:p text:style-name="P56">DONE: alloca.</text:p>
      <text:p text:style-name="P56">tmp in [-inf, +inf]</text:p>
      <text:p text:style-name="P56"/>
      <text:p text:style-name="P56">[I]: <text:s text:c="2"/>store i32 %arg, i32* %tmp, align 4</text:p>
      <text:p text:style-name="P56">[opcode]: 31</text:p>
      <text:p text:style-name="P56">WORKING ON: store...</text:p>
      <text:p text:style-name="P56">Searching for: arg</text:p>
      <text:p text:style-name="P56">Search unsuccessfull</text:p>
      <text:p text:style-name="P56"><text:soft-page-break/>DONE: store.</text:p>
      <text:p text:style-name="P56">tmp in [-inf, +inf]</text:p>
      <text:p text:style-name="P56"/>
      <text:p text:style-name="P56">[I]: <text:s text:c="2"/>%tmp1 = load i32, i32* %tmp, align 4</text:p>
      <text:p text:style-name="P56">[opcode]: 30</text:p>
      <text:p text:style-name="P56">WORKING ON: load...</text:p>
      <text:p text:style-name="P56">Searching for: tmp</text:p>
      <text:p text:style-name="P56">DONE: load.</text:p>
      <text:p text:style-name="P56">tmp1 in [-inf, +inf]</text:p>
      <text:p text:style-name="P56"/>
      <text:p text:style-name="P56">[I]: <text:s text:c="2"/>%tmp2 = icmp slt i32 -1995, %tmp1</text:p>
      <text:p text:style-name="P56">[opcode]: 51</text:p>
      <text:p text:style-name="P56">WORKING ON: icmp...</text:p>
      <text:p text:style-name="P56">Searching for: tmp1</text:p>
      <text:p text:style-name="P56">Searching for: tmp</text:p>
      <text:p text:style-name="P56">Assertion could be satisfied.</text:p>
      <text:p text:style-name="P56">DONE: icmp.</text:p>
      <text:p text:style-name="P56">tmp2 in [0, 1]</text:p>
      <text:p text:style-name="P56"/>
      <text:p text:style-name="P56">[I]: <text:s text:c="2"/>br i1 %tmp2, label %bb3, label %bb7</text:p>
      <text:p text:style-name="P56">[opcode]: 2</text:p>
      <text:p text:style-name="P56">WORKING ON: br...</text:p>
      <text:p text:style-name="P56">Searching for: tmp2</text:p>
      <text:p text:style-name="P56">Basich block: "bb3" and "bb7" both still reachable.</text:p>
      <text:p text:style-name="P56">DONE: br.</text:p>
      <text:p text:style-name="P56">++++++++++++++++++++++++++++++++++</text:p>
      <text:p text:style-name="P56">++++++++++++++++++++++++++++++++++</text:p>
      <text:p text:style-name="P56">Basic block name: bb3</text:p>
      <text:p text:style-name="P56"/>
      <text:p text:style-name="P56">[I]: <text:s text:c="2"/>%tmp4 = load i32, i32* %tmp, align 4</text:p>
      <text:p text:style-name="P56">[opcode]: 30</text:p>
      <text:p text:style-name="P56">WORKING ON: load...</text:p>
      <text:p text:style-name="P56">Searching for: tmp</text:p>
      <text:p text:style-name="P56">DONE: load.</text:p>
      <text:p text:style-name="P56">tmp4 in [-1995, +inf]</text:p>
      <text:p text:style-name="P56"/>
      <text:p text:style-name="P56">[I]: <text:s text:c="2"/>%tmp5 = icmp slt i32 %tmp4, 1995</text:p>
      <text:p text:style-name="P56">[opcode]: 51</text:p>
      <text:p text:style-name="P56">WORKING ON: icmp...</text:p>
      <text:p text:style-name="P56">Searching for: tmp4</text:p>
      <text:p text:style-name="P56">Searching for: tmp</text:p>
      <text:p text:style-name="P56">Assertion could be satisfied.</text:p>
      <text:p text:style-name="P56"><text:soft-page-break/>DONE: icmp.</text:p>
      <text:p text:style-name="P56">tmp5 in [0, 1]</text:p>
      <text:p text:style-name="P56"/>
      <text:p text:style-name="P56">[I]: <text:s text:c="2"/>br i1 %tmp5, label %bb6, label %bb7</text:p>
      <text:p text:style-name="P56">[opcode]: 2</text:p>
      <text:p text:style-name="P56">WORKING ON: br...</text:p>
      <text:p text:style-name="P56">Searching for: tmp5</text:p>
      <text:p text:style-name="P56">Basich block: "bb6" and "bb7" both still reachable.</text:p>
      <text:p text:style-name="P56">DONE: br.</text:p>
      <text:p text:style-name="P56">++++++++++++++++++++++++++++++++++</text:p>
      <text:p text:style-name="P56">++++++++++++++++++++++++++++++++++</text:p>
      <text:p text:style-name="P56">Basic block name: bb6</text:p>
      <text:p text:style-name="P56"/>
      <text:p text:style-name="P56">[I]: <text:s text:c="2"/>br label %bb9</text:p>
      <text:p text:style-name="P56">[opcode]: 2</text:p>
      <text:p text:style-name="P56">WORKING ON: br...</text:p>
      <text:p text:style-name="P56">DONE: br.</text:p>
      <text:p text:style-name="P56">++++++++++++++++++++++++++++++++++</text:p>
      <text:p text:style-name="P56">++++++++++++++++++++++++++++++++++</text:p>
      <text:p text:style-name="P56">Basic block name: bb7</text:p>
      <text:p text:style-name="P56"/>
      <text:p text:style-name="P56">[I]: <text:s text:c="2"/>call void @__assert_fail(i8* getelementptr inbounds ([18 x i8], [18 x i8]* @.str, i32 0, i32 0), i8* getelementptr inbounds ([6 x i8], [6 x i8]* @.str.1, i32 0, i32 0), i32 3, i8* getelementptr inbounds ([18 x i8], [18 x i8]* @__PRETTY_FUNCTION__._Z8funkcijai, i32 0, i32 0)) #3</text:p>
      <text:p text:style-name="P56">[opcode]: 54</text:p>
      <text:p text:style-name="P56">WORKING ON: call...</text:p>
      <text:p text:style-name="P56">Parse call: </text:p>
      <text:p text:style-name="P56">inst-&gt;getName(): </text:p>
      <text:p text:style-name="P56">inst-&gt;getOperand(0)-&gt;getName(): </text:p>
      <text:p text:style-name="P56">Real name: </text:p>
      <text:p text:style-name="P56">Function name: __assert_fail</text:p>
      <text:p text:style-name="P56">Argument: </text:p>
      <text:p text:style-name="P56">Interval of confidence: Searching for: </text:p>
      <text:p text:style-name="P56">Search unsuccessfull</text:p>
      <text:p text:style-name="P56">nullptr</text:p>
      <text:p text:style-name="P56">Function: __assert_fail</text:p>
      <text:p text:style-name="P56">Interval of confidence: nullptr</text:p>
      <text:p text:style-name="P56">DONE: call.</text:p>
      <text:p text:style-name="P56"><text:s/>in [-inf, +inf]</text:p>
      <text:p text:style-name="P56"/>
      <text:p text:style-name="P56">[I]: <text:s text:c="2"/>unreachable</text:p>
      <text:p text:style-name="P56"><text:soft-page-break/>[opcode]: 7</text:p>
      <text:p text:style-name="P56">-- not supported --</text:p>
      <text:p text:style-name="P56">++++++++++++++++++++++++++++++++++</text:p>
      <text:p text:style-name="P56">++++++++++++++++++++++++++++++++++</text:p>
      <text:p text:style-name="P56">Basic block name: bb8</text:p>
      <text:p text:style-name="P56"/>
      <text:p text:style-name="P56">[I]: <text:s text:c="2"/>br label %bb9</text:p>
      <text:p text:style-name="P56">[opcode]: 2</text:p>
      <text:p text:style-name="P56">WORKING ON: br...</text:p>
      <text:p text:style-name="P56">DONE: br.</text:p>
      <text:p text:style-name="P56">++++++++++++++++++++++++++++++++++</text:p>
      <text:p text:style-name="P56">++++++++++++++++++++++++++++++++++</text:p>
      <text:p text:style-name="P56">Basic block name: bb9</text:p>
      <text:p text:style-name="P56"/>
      <text:p text:style-name="P56">[I]: <text:s text:c="2"/>%tmp10 = load i32, i32* %tmp, align 4</text:p>
      <text:p text:style-name="P56">[opcode]: 30</text:p>
      <text:p text:style-name="P56">WORKING ON: load...</text:p>
      <text:p text:style-name="P56">Searching for: tmp</text:p>
      <text:p text:style-name="P56">DONE: load.</text:p>
      <text:p text:style-name="P56">tmp10 in [-1995, 1995]</text:p>
      <text:p text:style-name="P56"/>
      <text:p text:style-name="P56">[I]: <text:s text:c="2"/>ret i32 %tmp10</text:p>
      <text:p text:style-name="P56">[opcode]: 1</text:p>
      <text:p text:style-name="P56">WORKING ON: ret...</text:p>
      <text:p text:style-name="P56">Searching for: tmp10</text:p>
      <text:p text:style-name="P56">DONE: ret.</text:p>
      <text:p text:style-name="P56">RETURN_VALUE in [-1995, 1995]</text:p>
      <text:p text:style-name="P56">++++++++++++++++++++++++++++++++++</text:p>
      <text:p text:style-name="P56"/>
      <text:p text:style-name="P56">End of initialization. </text:p>
      <text:p text:style-name="P56">Function name: _Z8funkcijai</text:p>
      <text:p text:style-name="P56">Number of parsed function instruction: 14</text:p>
      <text:p text:style-name="P34"><text:span text:style-name="T26">Uspesna analiza funkcije funkcija. Uspesno parsirano 14 instrukcija.</text:span></text:p>
      <text:p text:style-name="P56">********************************************************************************</text:p>
      <text:p text:style-name="P56">Intervals of confidence: </text:p>
      <text:p text:style-name="P56">i32 %arg </text:p>
      <text:p text:style-name="P56"><text:tab/>nullptr</text:p>
      <text:p text:style-name="P56"><text:s text:c="2"/>%tmp = alloca i32, align 4 </text:p>
      <text:p text:style-name="P56"><text:tab/>Searching for: tmp</text:p>
      <text:p text:style-name="P56">tmp in [-1995, 1995]</text:p>
      <text:p text:style-name="P56"><text:s text:c="2"/>store i32 %arg, i32* %tmp, align 4 </text:p>
      <text:p text:style-name="P56"><text:soft-page-break/><text:tab/>Searching for: tmp</text:p>
      <text:p text:style-name="P56">tmp in [-1995, 1995]</text:p>
      <text:p text:style-name="P56"><text:s text:c="2"/>%tmp1 = load i32, i32* %tmp, align 4 </text:p>
      <text:p text:style-name="P56"><text:tab/>Searching for: tmp1</text:p>
      <text:p text:style-name="P56">tmp1 in [-1995, +inf]</text:p>
      <text:p text:style-name="P56"><text:s text:c="2"/>%tmp2 = icmp slt i32 -1995, %tmp1 </text:p>
      <text:p text:style-name="P56"><text:tab/>Searching for: tmp2</text:p>
      <text:p text:style-name="P56">tmp2 in [0, 1]</text:p>
      <text:p text:style-name="P56"><text:s text:c="2"/>br i1 %tmp2, label %bb3, label %bb7 </text:p>
      <text:p text:style-name="P56"><text:tab/>nullptr</text:p>
      <text:p text:style-name="P56"><text:s text:c="2"/>%tmp4 = load i32, i32* %tmp, align 4 </text:p>
      <text:p text:style-name="P56"><text:tab/>Searching for: tmp4</text:p>
      <text:p text:style-name="P56">tmp4 in [-1995, 1995]</text:p>
      <text:p text:style-name="P56"><text:s text:c="2"/>%tmp5 = icmp slt i32 %tmp4, 1995 </text:p>
      <text:p text:style-name="P56"><text:tab/>Searching for: tmp5</text:p>
      <text:p text:style-name="P56">tmp5 in [0, 1]</text:p>
      <text:p text:style-name="P56"><text:s text:c="2"/>br i1 %tmp5, label %bb6, label %bb7 </text:p>
      <text:p text:style-name="P56"><text:tab/>nullptr</text:p>
      <text:p text:style-name="P56"><text:s text:c="2"/>br label %bb9 </text:p>
      <text:p text:style-name="P56"><text:tab/>nullptr</text:p>
      <text:p text:style-name="P56"><text:s text:c="2"/>call void @__assert_fail(i8* getelementptr inbounds ([18 x i8], [18 x i8]* @.str, i32 0, i32 0), i8* getelementptr inbounds ([6 x i8], [6 x i8]* @.str.1, i32 0, i32 0), i32 3, i8* getelementptr inbounds ([18 x i8], [18 x i8]* @__PRETTY_FUNCTION__._Z8funkcijai, i32 0, i32 0)) #3 </text:p>
      <text:p text:style-name="P56"><text:tab/>Searching for: </text:p>
      <text:p text:style-name="P56"><text:s/>in [-inf, +inf]</text:p>
      <text:p text:style-name="P56"><text:s text:c="2"/>unreachable </text:p>
      <text:p text:style-name="P56"><text:tab/>nullptr</text:p>
      <text:p text:style-name="P56"><text:s text:c="2"/>br label %bb9 </text:p>
      <text:p text:style-name="P56"><text:tab/>nullptr</text:p>
      <text:p text:style-name="P56"><text:s text:c="2"/>%tmp10 = load i32, i32* %tmp, align 4 </text:p>
      <text:p text:style-name="P56"><text:tab/>Searching for: tmp10</text:p>
      <text:p text:style-name="P56">tmp10 in [-1995, 1995]</text:p>
      <text:p text:style-name="P56"><text:s text:c="2"/>ret i32 %tmp10 </text:p>
      <text:p text:style-name="P56"><text:tab/>Searching for: RETURN_VALUE</text:p>
      <text:p text:style-name="P56">RETURN_VALUE in [-1995, 1995]</text:p>
      <text:p text:style-name="P56">********************************************************************************</text:p>
      <text:p text:style-name="P56">Searching for: RETURN_VALUE</text:p>
      <text:p text:style-name="P56">RETURN_VALUE in [-1995, 1995]</text:p>
      <text:p text:style-name="P56">Current parsed functions: </text:p>
      <text:p text:style-name="P56"><text:soft-page-break/>_Z8funkcijai <text:span text:style-name="T10">Pre ove funkcije obradjena je funkcija funkcija. Koristimo njen interval poverenja</text:span></text:p>
      <text:p text:style-name="P56"><text:tab/>RETURN_VALUE in [-1995, 1995]</text:p>
      <text:p text:style-name="P56">__assert_fail </text:p>
      <text:p text:style-name="P56"><text:tab/>nullptr</text:p>
      <text:p text:style-name="P56">Functions argument initialization: </text:p>
      <text:p text:style-name="P56"/>
      <text:p text:style-name="P56">Initialization: </text:p>
      <text:p text:style-name="P56"/>
      <text:p text:style-name="P56">++++++++++++++++++++++++++++++++++</text:p>
      <text:p text:style-name="P56">Basic block name: bb</text:p>
      <text:p text:style-name="P56"/>
      <text:p text:style-name="P56">[I]: <text:s text:c="2"/>%tmp = alloca i32, align 4</text:p>
      <text:p text:style-name="P56">[opcode]: 29</text:p>
      <text:p text:style-name="P56">WORKING ON: alloca...</text:p>
      <text:p text:style-name="P56">DONE: alloca.</text:p>
      <text:p text:style-name="P56">tmp in [-inf, +inf]</text:p>
      <text:p text:style-name="P56"/>
      <text:p text:style-name="P56">[I]: <text:s text:c="2"/>%tmp1 = alloca i32, align 4</text:p>
      <text:p text:style-name="P56">[opcode]: 29</text:p>
      <text:p text:style-name="P56">WORKING ON: alloca...</text:p>
      <text:p text:style-name="P56">DONE: alloca.</text:p>
      <text:p text:style-name="P56">tmp1 in [-inf, +inf]</text:p>
      <text:p text:style-name="P56"/>
      <text:p text:style-name="P56">[I]: <text:s text:c="2"/>store i32 0, i32* %tmp, align 4</text:p>
      <text:p text:style-name="P56">[opcode]: 31</text:p>
      <text:p text:style-name="P56">WORKING ON: store...</text:p>
      <text:p text:style-name="P56">DONE: store.</text:p>
      <text:p text:style-name="P56">tmp in [0, 0]</text:p>
      <text:p text:style-name="P56"/>
      <text:p text:style-name="P56">[I]: <text:s text:c="2"/>%tmp2 = load i32, i32* %tmp1, align 4</text:p>
      <text:p text:style-name="P56">[opcode]: 30</text:p>
      <text:p text:style-name="P56">WORKING ON: load...</text:p>
      <text:p text:style-name="P56">Searching for: tmp1</text:p>
      <text:p text:style-name="P56">DONE: load.</text:p>
      <text:p text:style-name="P56">tmp2 in [-inf, +inf]</text:p>
      <text:p text:style-name="P56"/>
      <text:p text:style-name="P56">[I]: <text:s text:c="2"/>%tmp3 = call i32 @_Z8funkcijai(i32 %tmp2)</text:p>
      <text:p text:style-name="P56">[opcode]: 54</text:p>
      <text:p text:style-name="P56">WORKING ON: call...</text:p>
      <text:p text:style-name="P56">Parse call: </text:p>
      <text:p text:style-name="P56">inst-&gt;getName(): tmp3</text:p>
      <text:p text:style-name="P56"><text:soft-page-break/>inst-&gt;getOperand(0)-&gt;getName(): tmp2</text:p>
      <text:p text:style-name="P56">Real name: tmp3</text:p>
      <text:p text:style-name="P56">Function name: _Z8funkcijai</text:p>
      <text:p text:style-name="P56">Argument: tmp2</text:p>
      <text:p text:style-name="P56">Interval of confidence: Searching for: tmp2</text:p>
      <text:p text:style-name="P56">tmp2 in [-inf, +inf]</text:p>
      <text:p text:style-name="P56">Function: _Z8funkcijai</text:p>
      <text:p text:style-name="P56">Interval of confidence: RETURN_VALUE in [-1995, 1995]</text:p>
      <text:p text:style-name="P56">DONE: call.</text:p>
      <text:p text:style-name="P56">tmp3 in [-1995, 1995]</text:p>
      <text:p text:style-name="P44">Obrada poziva (prethodno obradjene korisnicki definisane funkcije funkcija). Koriscenje odgovarajuceg intervala poverenja.</text:p>
      <text:p text:style-name="P56"/>
      <text:p text:style-name="P56">[I]: <text:s text:c="2"/>ret i32 %tmp3</text:p>
      <text:p text:style-name="P56">[opcode]: 1</text:p>
      <text:p text:style-name="P56">WORKING ON: ret...</text:p>
      <text:p text:style-name="P56">Searching for: tmp3</text:p>
      <text:p text:style-name="P56">DONE: ret.</text:p>
      <text:p text:style-name="P56">RETURN_VALUE in [-1995, 1995]</text:p>
      <text:p text:style-name="P56">++++++++++++++++++++++++++++++++++</text:p>
      <text:p text:style-name="P56"/>
      <text:p text:style-name="P56">End of initialization. </text:p>
      <text:p text:style-name="P56">Function name: main</text:p>
      <text:p text:style-name="P56">Number of parsed function instruction: 6 </text:p>
      <text:p text:style-name="P44">Uspesno proparsirana funkcija main koja se sastoji od cetiri instrukcije.</text:p>
      <text:p text:style-name="P56">********************************************************************************</text:p>
      <text:p text:style-name="P56">Intervals of confidence: </text:p>
      <text:p text:style-name="P56">i32 %arg </text:p>
      <text:p text:style-name="P56"><text:tab/>nullptr</text:p>
      <text:p text:style-name="P56"><text:s text:c="2"/>%tmp = alloca i32, align 4 </text:p>
      <text:p text:style-name="P56"><text:tab/>Searching for: tmp</text:p>
      <text:p text:style-name="P56">tmp in [0, 0]</text:p>
      <text:p text:style-name="P56"><text:s text:c="2"/>store i32 %arg, i32* %tmp, align 4 </text:p>
      <text:p text:style-name="P56"><text:tab/>Searching for: tmp</text:p>
      <text:p text:style-name="P56">tmp in [0, 0]</text:p>
      <text:p text:style-name="P56"><text:s text:c="2"/>%tmp1 = load i32, i32* %tmp, align 4 </text:p>
      <text:p text:style-name="P56"><text:tab/>Searching for: tmp1</text:p>
      <text:p text:style-name="P56">tmp1 in [-inf, +inf]</text:p>
      <text:p text:style-name="P56"><text:s text:c="2"/>%tmp2 = icmp slt i32 -1995, %tmp1 </text:p>
      <text:p text:style-name="P56"><text:tab/>Searching for: tmp2</text:p>
      <text:p text:style-name="P56">tmp2 in [-inf, +inf]</text:p>
      <text:p text:style-name="P56"><text:soft-page-break/><text:s text:c="2"/>br i1 %tmp2, label %bb3, label %bb7 </text:p>
      <text:p text:style-name="P56"><text:tab/>nullptr</text:p>
      <text:p text:style-name="P56"><text:s text:c="2"/>%tmp4 = load i32, i32* %tmp, align 4 </text:p>
      <text:p text:style-name="P56"><text:tab/>Searching for: tmp4</text:p>
      <text:p text:style-name="P56">tmp4 in [-1995, 1995]</text:p>
      <text:p text:style-name="P56"><text:s text:c="2"/>%tmp5 = icmp slt i32 %tmp4, 1995 </text:p>
      <text:p text:style-name="P56"><text:tab/>Searching for: tmp5</text:p>
      <text:p text:style-name="P56">tmp5 in [0, 1]</text:p>
      <text:p text:style-name="P56"><text:s text:c="2"/>br i1 %tmp5, label %bb6, label %bb7 </text:p>
      <text:p text:style-name="P56"><text:tab/>nullptr</text:p>
      <text:p text:style-name="P56"><text:s text:c="2"/>br label %bb9 </text:p>
      <text:p text:style-name="P56"><text:tab/>nullptr</text:p>
      <text:p text:style-name="P56"><text:s text:c="2"/>call void @__assert_fail(i8* getelementptr inbounds ([18 x i8], [18 x i8]* @.str, i32 0, i32 0), i8* getelementptr inbounds ([6 x i8], [6 x i8]* @.str.1, i32 0, i32 0), i32 3, i8* getelementptr inbounds ([18 x i8], [18 x i8]* @__PRETTY_FUNCTION__._Z8funkcijai, i32 0, i32 0)) #3 </text:p>
      <text:p text:style-name="P56"><text:tab/>Searching for: </text:p>
      <text:p text:style-name="P56"><text:s/>in [-inf, +inf]</text:p>
      <text:p text:style-name="P56"><text:s text:c="2"/>unreachable </text:p>
      <text:p text:style-name="P56"><text:tab/>nullptr</text:p>
      <text:p text:style-name="P56"><text:s text:c="2"/>br label %bb9 </text:p>
      <text:p text:style-name="P56"><text:tab/>nullptr</text:p>
      <text:p text:style-name="P56"><text:s text:c="2"/>%tmp10 = load i32, i32* %tmp, align 4 </text:p>
      <text:p text:style-name="P56"><text:tab/>Searching for: tmp10</text:p>
      <text:p text:style-name="P56">tmp10 in [-1995, 1995]</text:p>
      <text:p text:style-name="P56"><text:s text:c="2"/>ret i32 %tmp10 </text:p>
      <text:p text:style-name="P56"><text:tab/>Searching for: RETURN_VALUE</text:p>
      <text:p text:style-name="P56">RETURN_VALUE in [-1995, 1995]</text:p>
      <text:p text:style-name="P56"><text:s text:c="2"/>%tmp = alloca i32, align 4 </text:p>
      <text:p text:style-name="P56"><text:tab/>Searching for: tmp</text:p>
      <text:p text:style-name="P56">tmp in [0, 0]</text:p>
      <text:p text:style-name="P56"><text:s text:c="2"/>%tmp1 = alloca i32, align 4 </text:p>
      <text:p text:style-name="P56"><text:tab/>Searching for: tmp1</text:p>
      <text:p text:style-name="P56">tmp1 in [-inf, +inf]</text:p>
      <text:p text:style-name="P56"><text:s text:c="2"/>store i32 0, i32* %tmp, align 4 </text:p>
      <text:p text:style-name="P56"><text:tab/>Searching for: tmp</text:p>
      <text:p text:style-name="P56">tmp in [0, 0]</text:p>
      <text:p text:style-name="P56"><text:s text:c="2"/>%tmp2 = load i32, i32* %tmp1, align 4 </text:p>
      <text:p text:style-name="P56"><text:tab/>Searching for: tmp2</text:p>
      <text:p text:style-name="P56">tmp2 in [-inf, +inf]</text:p>
      <text:p text:style-name="P56"><text:s text:c="2"/>%tmp3 = call i32 @_Z8funkcijai(i32 %tmp2) </text:p>
      <text:p text:style-name="P56"><text:tab/>Searching for: tmp3</text:p>
      <text:p text:style-name="P56"><text:soft-page-break/>tmp3 in [-1995, 1995]</text:p>
      <text:p text:style-name="P56"><text:s text:c="2"/>ret i32 %tmp3 </text:p>
      <text:p text:style-name="P56"><text:tab/>Searching for: RETURN_VALUE</text:p>
      <text:p text:style-name="P56">RETURN_VALUE in [-1995, 1995]</text:p>
      <text:p text:style-name="P44">Povratna vrednost funkcije main u odgovarajucem intervalu poverenja.</text:p>
      <text:p text:style-name="P56">********************************************************************************</text:p>
      <text:p text:style-name="P56">Searching for: RETURN_VALUE</text:p>
      <text:p text:style-name="P56">RETURN_VALUE in [-1995, 1995]</text:p>
      <text:p text:style-name="P56">Current parsed functions: <text:span text:style-name="T10">Proparsirane funkcija main I funkcija funkcija. Dodatno I poziv assert. </text:span><text:span text:style-name="T11">Odgovarajuci intervali poverenja povratnih vrednosti ovih funkcija dati su u nastavku.</text:span></text:p>
      <text:p text:style-name="P56">_Z8funkcijai </text:p>
      <text:p text:style-name="P56"><text:tab/>RETURN_VALUE in [-1995, 1995]</text:p>
      <text:p text:style-name="P56">__assert_fail </text:p>
      <text:p text:style-name="P56"><text:tab/>nullptr</text:p>
      <text:p text:style-name="P56">main </text:p>
      <text:p text:style-name="P56"><text:tab/>RETURN_VALUE in [-1995, 1995]</text:p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0:48:40.933843538</meta:creation-date>
    <dc:date>2019-07-12T15:56:32.948775382</dc:date>
    <meta:editing-duration>PT3H38M15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24" meta:paragraph-count="742" meta:word-count="3731" meta:character-count="25721" meta:non-whitespace-character-count="22271"/>
  </office:meta>
</office:document-meta>
</file>